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18fe9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Surprisingly, it is found that rates of species diversification and morphological evolution are not significantly correlated, such that rapid diversification can occur with little morphological change, and vice versa <text:span text:style-name="T1">(Adams et al. 2009). </text:span></text:p>
      <text:p text:style-name="Text_20_body">Phylogenetic comparative methods applied to datasets of body size in five major vertebrate clades show that rates of speciation and morphological evolution are positively related at broad macroevolutionary scales but with heterogeneity in the strength and direction of these associations at finer scales <text:span text:style-name="T1">(Cooney and Thomas 2020)</text:span>.</text:p>
      <text:p text:style-name="Text_20_body">Combining global phylogenetic and morphological data for birds, it is shown that pulses of diversification in lineages and traits tend to occur independently and in different contexts, and that successful lineages subdivide niche space within particular habitat types <text:span text:style-name="T1">(Crouch and Tobias 2022).</text:span></text:p>
      <text:p text:style-name="Text_20_body">It is shown that absolute seed size and the rate of change in seed size are both associated with variation in diversification rates, and that smaller-seeded plants had higher rates of diversification, possibly due to improved colonisation potential <text:span text:style-name="T1">(Igea et al. 2017)</text:span>.</text:p>
      <text:p text:style-name="Text_20_body">The results of ancestral state reconstruction demonstrate a high lability of life forms in Crassula, and the trait-dependent diversification analyses reveal that the increased diversification is strongly associated with a compact growth form <text:span text:style-name="T1">(Lu et al. 2022)</text:span>.</text:p>
      <text:p text:style-name="Text_20_body">It is demonstrated that rates of species diversification are highly correlated with the rate of body size evolution across ray-finned fish species, consistent with the hypothesis that phenotypic ‘evolvability’—the capacity of organisms to evolve—shapes the dynamics of speciation through time at the largest phylogenetic scales <text:span text:style-name="T1">(Rabosky et al. 2013).</text:span></text:p>
      <text:p text:style-name="Text_20_body">Results show that rapid diversification of scaly tree ferns is associated with the evolution of species with comparable morphologies that diversified into similar, yet distinct, environments, which suggests parallel evolutionary pathways opening in different tropical regions whenever ecological and geographical opportunities arise <text:span text:style-name="T1">(Ramírez-Barahona et al. 2016). </text:span></text:p>
      <text:p text:style-name="Text_20_body">The findings indicate that lineage diversification in ferns is largely decoupled from shifts in body size, in contrast to several other groups of organisms <text:span text:style-name="T1">(Testo and Sundue 2018). </text:span></text:p>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8T15:19:10.553118844</meta:creation-date>
    <dc:date>2023-12-18T18:24:54.840596308</dc:date>
    <meta:editing-duration>PT2H5M13S</meta:editing-duration>
    <meta:editing-cycles>1</meta:editing-cycles>
    <meta:document-statistic meta:table-count="0" meta:image-count="0" meta:object-count="0" meta:page-count="1" meta:paragraph-count="8" meta:word-count="326" meta:character-count="2283" meta:non-whitespace-character-count="1964"/>
    <meta:generator>LibreOffice/7.3.7.2$Linux_X86_64 LibreOffice_project/30$Build-2</meta:generator>
  </office:meta>
</office:document-meta>
</file>